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 style:parent-style-name="Standard" style:family="paragraph">
      <style:paragraph-properties fo:text-align="center"/>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fo:font-size="14pt" style:font-size-asian="14pt" style:font-size-complex="14pt"/>
    </style:style>
    <style:style style:name="T1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0" style:parent-style-name="Policepardéfaut" style:family="text">
      <style:text-properties fo:font-size="14pt" style:font-size-asian="14pt" style:font-size-complex="14pt"/>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7" style:parent-style-name="Policepardéfaut" style:family="text">
      <style:text-properties fo:font-size="14pt" style:font-size-asian="14pt" style:font-size-complex="14pt"/>
    </style:style>
    <style:style style:name="T28" style:parent-style-name="Policepardéfaut" style:family="text">
      <style:text-properties fo:font-size="14pt" style:font-size-asian="14pt" style:font-size-complex="14pt"/>
    </style:style>
    <style:style style:name="T29" style:parent-style-name="Policepardéfaut" style:family="text">
      <style:text-properties fo:font-size="14pt" style:font-size-asian="14pt" style:font-size-complex="14pt"/>
    </style:style>
    <style:style style:name="T30" style:parent-style-name="Policepardéfaut" style:family="text">
      <style:text-properties fo:font-size="14pt" style:font-size-asian="14pt" style:font-size-complex="14pt"/>
    </style:style>
    <style:style style:name="T31" style:parent-style-name="Policepardéfaut" style:family="text">
      <style:text-properties fo:font-size="14pt" style:font-size-asian="14pt" style:font-size-complex="14pt"/>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T35" style:parent-style-name="Policepardéfaut" style:family="text">
      <style:text-properties fo:font-size="14pt" style:font-size-asian="14pt" style:font-size-complex="14pt"/>
    </style:style>
    <style:style style:name="T36" style:parent-style-name="Policepardéfaut" style:family="text">
      <style:text-properties fo:font-size="14pt" style:font-size-asian="14pt" style:font-size-complex="14pt"/>
    </style:style>
    <style:style style:name="T37" style:parent-style-name="Policepardéfaut" style:family="text">
      <style:text-properties fo:font-size="14pt" style:font-size-asian="14pt" style:font-size-complex="14pt"/>
    </style:style>
    <style:style style:name="T38" style:parent-style-name="Policepardéfaut" style:family="text">
      <style:text-properties fo:font-size="14pt" style:font-size-asian="14pt" style:font-size-complex="14pt"/>
    </style:style>
    <style:style style:name="T39" style:parent-style-name="Policepardéfaut" style:family="text">
      <style:text-properties fo:font-size="14pt" style:font-size-asian="14pt" style:font-size-complex="14pt"/>
    </style:style>
    <style:style style:name="T40" style:parent-style-name="Policepardéfaut" style:family="text">
      <style:text-properties fo:font-size="14pt" style:font-size-asian="14pt" style:font-size-complex="14pt"/>
    </style:style>
    <style:style style:name="T41" style:parent-style-name="Policepardéfaut" style:family="text">
      <style:text-properties fo:font-size="14pt" style:font-size-asian="14pt" style:font-size-complex="14pt"/>
    </style:style>
    <style:style style:name="T42" style:parent-style-name="Policepardéfaut" style:family="text">
      <style:text-properties fo:font-size="14pt" style:font-size-asian="14pt" style:font-size-complex="14pt"/>
    </style:style>
    <style:style style:name="T43" style:parent-style-name="Policepardéfaut" style:family="text">
      <style:text-properties fo:font-size="14pt" style:font-size-asian="14pt" style:font-size-complex="14pt"/>
    </style:style>
    <style:style style:name="T44" style:parent-style-name="Policepardéfaut" style:family="text">
      <style:text-properties fo:font-size="14pt" style:font-size-asian="14pt" style:font-size-complex="14pt"/>
    </style:style>
    <style:style style:name="T45" style:parent-style-name="Policepardéfaut" style:family="text">
      <style:text-properties fo:font-size="14pt" style:font-size-asian="14pt" style:font-size-complex="14pt"/>
    </style:style>
    <style:style style:name="T46" style:parent-style-name="Policepardéfaut" style:family="text">
      <style:text-properties fo:font-size="14pt" style:font-size-asian="14pt" style:font-size-complex="14pt"/>
    </style:style>
    <style:style style:name="T47" style:parent-style-name="Policepardéfaut" style:family="text">
      <style:text-properties fo:font-size="14pt" style:font-size-asian="14pt" style:font-size-complex="14pt"/>
    </style:style>
    <style:style style:name="T48" style:parent-style-name="Policepardéfaut" style:family="text">
      <style:text-properties fo:font-size="14pt" style:font-size-asian="14pt" style:font-size-complex="14pt"/>
    </style:style>
    <style:style style:name="T49" style:parent-style-name="Policepardéfaut" style:family="text">
      <style:text-properties fo:font-size="14pt" style:font-size-asian="14pt" style:font-size-complex="14pt"/>
    </style:style>
    <style:style style:name="T50" style:parent-style-name="Policepardéfaut" style:family="text">
      <style:text-properties fo:font-size="14pt" style:font-size-asian="14pt" style:font-size-complex="14pt"/>
    </style:style>
    <style:style style:name="T51" style:parent-style-name="Policepardéfaut" style:family="text">
      <style:text-properties fo:font-size="14pt" style:font-size-asian="14pt" style:font-size-complex="14pt"/>
    </style:style>
    <style:style style:name="T52" style:parent-style-name="Policepardéfaut" style:family="text">
      <style:text-properties fo:font-size="14pt" style:font-size-asian="14pt" style:font-size-complex="14pt"/>
    </style:style>
    <style:style style:name="T53" style:parent-style-name="Policepardéfaut" style:family="text">
      <style:text-properties fo:font-size="14pt" style:font-size-asian="14pt" style:font-size-complex="14pt"/>
    </style:style>
    <style:style style:name="T54" style:parent-style-name="Policepardéfaut" style:family="text">
      <style:text-properties fo:font-size="14pt" style:font-size-asian="14pt" style:font-size-complex="14pt"/>
    </style:style>
    <style:style style:name="T55" style:parent-style-name="Policepardéfaut" style:family="text">
      <style:text-properties fo:font-size="14pt" style:font-size-asian="14pt" style:font-size-complex="14pt"/>
    </style:style>
    <style:style style:name="T56" style:parent-style-name="Policepardéfaut" style:family="text">
      <style:text-properties fo:font-size="14pt" style:font-size-asian="14pt" style:font-size-complex="14pt"/>
    </style:style>
    <style:style style:name="T57" style:parent-style-name="Policepardéfaut" style:family="text">
      <style:text-properties fo:font-size="14pt" style:font-size-asian="14pt" style:font-size-complex="14pt"/>
    </style:style>
    <style:style style:name="T58" style:parent-style-name="Policepardéfaut" style:family="text">
      <style:text-properties fo:font-size="14pt" style:font-size-asian="14pt" style:font-size-complex="14pt"/>
    </style:style>
    <style:style style:name="T59" style:parent-style-name="Policepardéfaut" style:family="text">
      <style:text-properties fo:font-size="14pt" style:font-size-asian="14pt" style:font-size-complex="14pt"/>
    </style:style>
    <style:style style:name="T60" style:parent-style-name="Policepardéfaut" style:family="text">
      <style:text-properties fo:font-size="14pt" style:font-size-asian="14pt" style:font-size-complex="14pt"/>
    </style:style>
    <style:style style:name="T61" style:parent-style-name="Policepardéfaut" style:family="text">
      <style:text-properties fo:font-size="14pt" style:font-size-asian="14pt" style:font-size-complex="14pt"/>
    </style:style>
    <style:style style:name="T62" style:parent-style-name="Policepardéfaut" style:family="text">
      <style:text-properties fo:font-size="14pt" style:font-size-asian="14pt" style:font-size-complex="14pt"/>
    </style:style>
    <style:style style:name="T63" style:parent-style-name="Policepardéfaut" style:family="text">
      <style:text-properties fo:font-size="14pt" style:font-size-asian="14pt" style:font-size-complex="14pt"/>
    </style:style>
    <style:style style:name="T64" style:parent-style-name="Policepardéfaut" style:family="text">
      <style:text-properties fo:font-size="14pt" style:font-size-asian="14pt" style:font-size-complex="14pt"/>
    </style:style>
    <style:style style:name="T65" style:parent-style-name="Policepardéfaut" style:family="text">
      <style:text-properties fo:font-size="14pt" style:font-size-asian="14pt" style:font-size-complex="14pt"/>
    </style:style>
    <style:style style:name="T66" style:parent-style-name="Policepardéfaut" style:family="text">
      <style:text-properties fo:font-size="14pt" style:font-size-asian="14pt" style:font-size-complex="14pt"/>
    </style:style>
    <style:style style:name="T67" style:parent-style-name="Policepardéfaut" style:family="text">
      <style:text-properties fo:font-size="14pt" style:font-size-asian="14pt" style:font-size-complex="14pt"/>
    </style:style>
    <style:style style:name="T68" style:parent-style-name="Policepardéfaut" style:family="text">
      <style:text-properties fo:font-size="14pt" style:font-size-asian="14pt" style:font-size-complex="14pt"/>
    </style:style>
    <style:style style:name="T69" style:parent-style-name="Policepardéfaut" style:family="text">
      <style:text-properties fo:font-size="14pt" style:font-size-asian="14pt" style:font-size-complex="14pt"/>
    </style:style>
    <style:style style:name="T70" style:parent-style-name="Policepardéfaut" style:family="text">
      <style:text-properties fo:font-size="14pt" style:font-size-asian="14pt" style:font-size-complex="14pt"/>
    </style:style>
    <style:style style:name="T71" style:parent-style-name="Policepardéfaut" style:family="text">
      <style:text-properties fo:font-size="14pt" style:font-size-asian="14pt" style:font-size-complex="14pt"/>
    </style:style>
    <style:style style:name="T72" style:parent-style-name="Policepardéfaut" style:family="text">
      <style:text-properties style:text-position="super 64.2%" fo:font-size="14pt" style:font-size-asian="14pt" style:font-size-complex="14pt"/>
    </style:style>
    <style:style style:name="T73" style:parent-style-name="Policepardéfaut" style:family="text">
      <style:text-properties fo:font-size="14pt" style:font-size-asian="14pt" style:font-size-complex="14pt"/>
    </style:style>
    <style:style style:name="T74" style:parent-style-name="Policepardéfaut" style:family="text">
      <style:text-properties fo:font-size="14pt" style:font-size-asian="14pt" style:font-size-complex="14pt"/>
    </style:style>
  </office:automatic-styles>
  <office:body>
    <office:text text:use-soft-page-breaks="true">
      <text:p text:style-name="P1">Yoso Dobotzu</text:p>
      <text:p text:style-name="P2">(animal élémentaire)</text:p>
      <text:p text:style-name="P3"/>
      <text:p text:style-name="P4">Sujet : faire un TPS(Third Person Shooter) contentant plusieurs personnages</text:p>
      <text:p text:style-name="P5"/>
      <text:p text:style-name="P6">Sources : aucune</text:p>
      <text:p text:style-name="P7"><text:s/></text:p>
      <text:p text:style-name="P8">Modules utilisés : maths, tkinter, time, random, keyboard(ajouté)</text:p>
      <text:p text:style-name="P9"/>
      <text:p text:style-name="P10">Backwork nécessaire : un moteur<text:s/>graphique de 3D vers 2D, fonctions directionnelles.</text:p>
      <text:p text:style-name="P11"/>
      <text:p text:style-name="P12">Solutions Crées :</text:p>
      <text:p text:style-name="P13">- les script direction.py (en 2D) et dddirection.py (en 3D)</text:p>
      <text:p text:style-name="P14">- la fonction per() (affichage.py) et les classes Aff et Pixels (ou particules[1.])</text:p>
      <text:p text:style-name="P15"><text:tab/><text:tab/></text:p>
      <text:p text:style-name="P16"><text:tab/><text:tab/>1 :LE MOTEUR GRAPHIQUE 3D</text:p>
      <text:p text:style-name="Standard"><text:span text:style-name="T17"><text:tab/></text:span><text:span text:style-name="T18"><text:s text:c="5"/>1.1 :</text:span><text:span text:style-name="T19">les Particules(la classe Pixels)</text:span></text:p>
      <text:p text:style-name="Standard"><text:span text:style-name="T20"><text:tab/>Le moteur fonctionne sur un principe de particules: chaque particule est rattaché à un objet, elle possède une position(nommé dx,dy,dz) qui pour référence celle de l’objet auquel elle est rattachée (et son orient</text:span><text:span text:style-name="T21">ation) et une couleur, les particules sont la seule chose affiché par le moteur Graphique (pour une question de fluidité, il y en a peu et elles sont très grande), elles sont affiché sous la forme de carré de la couleur de la particule et de taille inverse</text:span><text:span text:style-name="T22">ment proportionnelle à la distance à la caméra et de position dépendant de la direction de la particule par rapport à la caméra et à son orientation(en coordonnées sphériques) avec quelques fonctions sinus cosinus et tangente pour bien projeter sur un plan</text:span><text:span text:style-name="T23"><text:s/>et non sur une sphère (rappel: l’écran est plats) malheureusement, il reste certaine déformations.</text:span></text:p>
      <text:p text:style-name="P24"/>
      <text:p text:style-name="Standard"><text:span text:style-name="T25"><text:tab/><text:s text:c="4"/>1.2 :</text:span><text:span text:style-name="T26">les Particules(la classe Aff)</text:span></text:p>
      <text:p text:style-name="Standard"><text:span text:style-name="T27"><text:tab/>La classe Aff à deux rôles: garder les rectangles tkinter qui servent à afficher les Particules et trier les parti</text:span><text:span text:style-name="T28">cules en fonctions de leurs distances à la caméra, en se servant du principe de tkinter qui dit que l’objet le plus aux premiers plans est les derniers à avoir été créé et qu’il recouvrera tous les autres s’ils ont des pixels au même endroit. La classe Aff</text:span><text:span text:style-name="T29"><text:s/>assigne ainsi à la particule la plus proche de la caméra, le rectangle qui est au premier plan, à celle qui est juste derrière, le rectangle qui est au deuxième et ainsi de suite.</text:spa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0"><text:tab/>2 :FONCTIONNEMENT DU JEU+ AIDE POUR COMPRENDRE LE CODE</text:span></text:p>
      <text:p text:style-name="Standard"><text:span text:style-name="T31"><text:tab/>Chaque pe</text:span><text:span text:style-name="T32">rsonnage est lié à plusieurs objets :</text:span></text:p>
      <text:p text:style-name="Standard"><text:span text:style-name="T33">-l’objet principal, nommé dobo et appartenant à la classe Dobotzu, c’est lui qui stocke toutes les variables liées à l’état du personnage(vie, étourdissement(stun), température…), les pixels du personnage (les particul</text:span><text:span text:style-name="T34">es grise qui forment une sphère avec deux yeux noir), qui se déplace et qui est souvent la position de référence pour les autres objets lié au personnage et donc au dobo.</text:span></text:p>
      <text:p text:style-name="Standard"/>
      <text:p text:style-name="Standard"><text:span text:style-name="T35">- yoso, appartenant à la classe Item (et crée par dobo), <text:s/>c’est lui qui contient, st</text:span><text:span text:style-name="T36">ocke et ordonne (la forme est différente en fonction des personnage) les particules qui servent à attaquer, il est forcément à la même position que dobo.</text:span></text:p>
      <text:p text:style-name="Standard"/>
      <text:p text:style-name="Standard"><text:span text:style-name="T37">- arme, appartiennent à la classe Arme, sont 10 par dobo, ne possèdent pas de particules mais les emp</text:span><text:span text:style-name="T38">runtent au dobo et au yoso et ont pour rôle de gérer les compétences complexes et non instantanées, chacune de ces compétences sont organisés, dans le code de la même façon: deux foncions : la première qui est appelé par le dobo quand la compétence est uti</text:span><text:span text:style-name="T39">lisée et la deuxième qui est appelé à chaque pas de temps par le dobo tant que la compétence n’est pas finie, elle est stocké dans la variable compétence propre à chaque <text:s/>objet de la classe Arme.</text:span></text:p>
      <text:p text:style-name="Standard"/>
      <text:p text:style-name="Standard"><text:span text:style-name="T40">- étoile, appartenant à la classe Etoile, il n’y en a qu’un</text:span><text:span text:style-name="T41">e par dobo, elle possède 15 particules qu’elle forme en un cercle à l’altitude 0 et sous le personnage, lorsque le personnage est étourdi ou vaincu, elle se met à tourner et place 5 particules au-dessus de lui qui tournent alors comme des étoiles autour du</text:span><text:span text:style-name="T42"><text:s/>personnage (d’où le nom de l’obje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43"><text:tab/></text:span><text:span text:style-name="T44"><text:tab/></text:span><text:span text:style-name="T45"><text:tab/>3 :L’ARCHITECTURE DU PROJET</text:span></text:p>
      <text:p text:style-name="Standard"><text:span text:style-name="T46">Le programme Yoso_dobotzu est composé de 6 fichiers python( direction.py, ddirection.py, affichage.py, item.py, M.py et Yoso_dobotzu.py) et de nombreuses<text:s/></text:span><text:span text:style-name="T47">images faite pixels par pixels à l’ordinateur, dans cette partie, il est expliqué le rôle de chacun de ces fichiers de code et la raison pour laquelle ils sont séparé(pour plus de clarté dans le code et plus de fluidités dans la programmation)</text:span></text:p>
      <text:p text:style-name="Standard"/>
      <text:p text:style-name="Standard"><text:span text:style-name="T48"><text:tab/>3.1 : dire</text:span><text:span text:style-name="T49">ction.py</text:span></text:p>
      <text:p text:style-name="Standard"><text:span text:style-name="T50">Le script direction fait partie du backwork du projet, il contient des fonctions directionnelles en 2D tels que la foncions dir qui renvoie (en radiants) la différence entre l’orientation d’un objet et la direction d’un autre par rapport à lui (le</text:span><text:span text:style-name="T51">s directions sont orientées dans le sens anti-horaire et la direction de référence (l’angle 0) est horizontale vers la gauche).</text:span></text:p>
      <text:p text:style-name="Standard"/>
      <text:p text:style-name="Standard"><text:span text:style-name="T52"><text:tab/>3.2 : dddirection.py</text:span></text:p>
      <text:p text:style-name="Standard"><text:span text:style-name="T53">Le script dddirection fait partie du backwork du projet, il contient les fonctions de<text:s/></text:span><text:span text:style-name="T54">direction.py adaptées en 3D</text:span></text:p>
      <text:p text:style-name="Standard"/>
      <text:p text:style-name="Standard"><text:span text:style-name="T55"><text:tab/>3.3 :affichage.py</text:span></text:p>
      <text:p text:style-name="Standard"><text:span text:style-name="T56">le script affichage fait partie du backwork du projet, il contient les fonctions qui renvoient des listes de coordonnées 3D qui correspondent à une forme particulière (ex : create_dobo renvoie les coordonnées</text:span><text:span text:style-name="T57"><text:s/>de 115 points distant de 1(environ) et appartenant à une sphère de rayon 5) et la fonction per qui, comme vue pré</text:span><text:span text:style-name="T58">cedem</text:span><text:span text:style-name="T59">ent, <text:s/>projette le coordonnées directionnelle sphériques d’un point dans l’espace sur un plan tangen</text:span><text:span text:style-name="T60">t à la caméra</text:span><text:span text:style-name="T61"><text:s/>avec quelques déformations et renvo</text:span><text:span text:style-name="T62">is les coordonnées obtenue dans le plan</text:span></text:p>
      <text:p text:style-name="Standard"/>
      <text:p text:style-name="Standard"><text:span text:style-name="T63"><text:tab/>3.4 :Item.py</text:span></text:p>
      <text:p text:style-name="Standard"><text:span text:style-name="T64">Contient les classes Aff, Pixels et Item, complète le moteur graphique et l’appelant de la bonne façon avec les scripts affichage.py et ddirection.py, il constitue le moteur graphique.</text:span></text:p>
      <text:p text:style-name="Standard"/>
      <text:p text:style-name="Standard"><text:span text:style-name="T65"><text:tab/>3.5 : M.py</text:span></text:p>
      <text:p text:style-name="Standard"><text:span text:style-name="T66">M.py est le moteur physique du jeu, il contient les classes complexes et unique au jeu comme les classe Dobotzu, Armes et Etoile. Il s’occupe non seulement des animations du personnage mais aussi des interactions physiques entre les personnages. C’est égal</text:span><text:span text:style-name="T67">ement le script le plus lourd du programme.</text:span></text:p>
      <text:p text:style-name="Standard"/>
      <text:p text:style-name="Standard"><text:span text:style-name="T68"><text:tab/>3.6:Yoso_dobotzu.py</text:span></text:p>
      <text:p text:style-name="Standard"><text:span text:style-name="T69">Le script yoso_dobotzu ne contient que deux fonctions: menu et jeux, la fonction menu affiche un menu dans lequel le joueur choisi son personnage</text:span></text:p>
      <text:p text:style-name="Standard"><text:span text:style-name="T70">La fonction jeux, appelée par la fonction me</text:span><text:span text:style-name="T71">nue, permet l’appel les fonctions de M.py et de Item.py dans une boucle while dans un ordre précis et en réaction aux bonnes touches du clavier. On stocke dans une variable nommée FPS la durée d’un pas de temps en 5</text:span><text:span text:style-name="T72">e</text:span><text:span text:style-name="T73"><text:s/>de secondes dans tous les scripts qui y</text:span><text:span text:style-name="T74"><text:s/>font appel. (1 pas de temps = 1 passage dans la bouc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rénée du Gardin</dc:creator>
    <meta:creation-date>2021-03-06T15:08:00Z</meta:creation-date>
    <dc:date>2021-05-19T16:59:00Z</dc:date>
    <meta:template xlink:href="Normal" xlink:type="simple"/>
    <meta:editing-cycles>10</meta:editing-cycles>
    <meta:editing-duration>PT7200S</meta:editing-duration>
    <meta:document-statistic meta:page-count="3" meta:paragraph-count="12" meta:word-count="945" meta:character-count="6134" meta:row-count="43" meta:non-whitespace-character-count="5201"/>
  </office:meta>
</office:document-meta>
</file>